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Heart Will Go On</text:p>
      <text:p text:style-name="P1">Wayne Hancock</text:p>
      <text:p text:style-name="P3">A</text:p>
      <text:p text:style-name="P3">Every night in my dreams I see you, I feel you</text:p>
      <text:p text:style-name="P3">That is how I know you go on</text:p>
      <text:p text:style-name="P3">A</text:p>
      <text:p text:style-name="P3">Far across the distance And spaces between us</text:p>
      <text:p text:style-name="P3">You have come to show you go on</text:p>
      <text:p text:style-name="P3">B</text:p>
      <text:p text:style-name="P3">Near, far, wherever you are</text:p>
      <text:p text:style-name="P3">I believe that the heart does go on</text:p>
      <text:p text:style-name="P3">B</text:p>
      <text:p text:style-name="P3">Once more you open the door</text:p>
      <text:p text:style-name="P3">And you're here in my heart And my heart will go on and on</text:p>
      <text:p text:style-name="P3"/>
      <text:p text:style-name="P3">[Tempo change]</text:p>
      <text:p text:style-name="P3"/>
      <text:p text:style-name="P3">[A][A][B][B]</text:p>
      <text:p text:style-name="P3"/>
      <text:p text:style-name="P3">[Solo Guitarra]</text:p>
      <text:p text:style-name="P3"/>
      <text:p text:style-name="P3">A</text:p>
      <text:p text:style-name="P3">Love can touch us one time And last for a lifetime</text:p>
      <text:p text:style-name="P3">And never let go till we're gone</text:p>
      <text:p text:style-name="P3">A</text:p>
      <text:p text:style-name="P3">Love was when I loved you One true time I hold to</text:p>
      <text:p text:style-name="P3">In my life we'll always go on</text:p>
      <text:p text:style-name="P3">B</text:p>
      <text:p text:style-name="P3">Near, far, wherever you are</text:p>
      <text:p text:style-name="P3">I believe <text:s/>that the heart does go on</text:p>
      <text:p text:style-name="P3">B</text:p>
      <text:p text:style-name="P3">Once more you open the door</text:p>
      <text:p text:style-name="P3">And you're here in my heart And my heart will go on and on</text:p>
      <text:p text:style-name="P3"/>
      <text:p text:style-name="P3">[Solo Piano]</text:p>
      <text:p text:style-name="P3"/>
      <text:p text:style-name="P3">B</text:p>
      <text:p text:style-name="P3">You're here, there's nothing I fear</text:p>
      <text:p text:style-name="P3">And I know that my heart will go on</text:p>
      <text:p text:style-name="P3">B</text:p>
      <text:p text:style-name="P3">We'll stay forever this way</text:p>
      <text:p text:style-name="P3">You are safe in my heart And my heart will go on and on</text:p>
      <text:p text:style-name="P3"/>
      <text:p text:style-name="P3">[Solo Piano/Guitarra]</text:p>
      <text:p text:style-name="P3"/>
      <text:p text:style-name="P3">[Slow Piano y Fin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8:27:36</dc:date>
    <dc:creator>rodolfoap</dc:creator>
    <meta:generator>OpenOffice.org/3.0$Unix OpenOffice.org_project/300m15$Build-9379</meta:generator>
    <meta:editing-duration>PT00H19M10S</meta:editing-duration>
    <meta:editing-cycles>8</meta:editing-cycles>
    <meta:document-statistic meta:table-count="0" meta:image-count="0" meta:object-count="0" meta:page-count="1" meta:paragraph-count="38" meta:word-count="202" meta:character-count="892"/>
  </office:meta>
</office:document-meta>
</file>